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>
      <style:text-properties officeooo:rsid="000268c3" officeooo:paragraph-rsid="000268c3"/>
    </style:style>
    <style:style style:name="P3" style:family="paragraph" style:parent-style-name="Standard">
      <style:text-properties officeooo:rsid="000465d1" officeooo:paragraph-rsid="000465d1"/>
    </style:style>
    <style:style style:name="P4" style:family="paragraph" style:parent-style-name="Standard">
      <style:text-properties officeooo:rsid="0005df3e" officeooo:paragraph-rsid="0005df3e"/>
    </style:style>
    <style:style style:name="T1" style:family="text">
      <style:text-properties officeooo:rsid="000465d1"/>
    </style:style>
    <style:style style:name="T2" style:family="text">
      <style:text-properties officeooo:rsid="0005df3e"/>
    </style:style>
    <style:style style:name="T3" style:family="text">
      <style:text-properties officeooo:rsid="0006b3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80"/>Cennik </text:p>
      <text:p text:style-name="Standard">Manicure</text:p>
      <text:p text:style-name="Standard"/>
      <text:p text:style-name="Standard">Manicure klasyczny + odżywka <text:s text:c="26"/>45 zł.</text:p>
      <text:p text:style-name="Standard">Manicure klasyczny + lakier <text:s text:c="32"/>50 zł.</text:p>
      <text:p text:style-name="Standard">Manicure hybryda <text:s text:c="48"/>70 zł.</text:p>
      <text:p text:style-name="Standard">Manicure żel na naturalnej płytce <text:s text:c="21"/>90 zł.</text:p>
      <text:p text:style-name="Standard">Manicure żel z przedłużeniem na szablonie <text:s text:c="4"/>120 zł.</text:p>
      <text:p text:style-name="Standard">Uzupełnianie żel <text:s text:c="47"/>90 zł.</text:p>
      <text:p text:style-name="Standard">French/zdobienia <text:s text:c="46"/>+ <text:s text:c="2"/>15 zł.</text:p>
      <text:p text:style-name="Standard">Zdjęcie hybrydy/żelu <text:s text:c="45"/>20 zł.</text:p>
      <text:p text:style-name="Standard"/>
      <text:p text:style-name="Standard">Pedicure</text:p>
      <text:p text:style-name="Standard"/>
      <text:p text:style-name="Standard">Pedicure kosmetyczny + odżywka <text:s text:c="23"/>85 zł.</text:p>
      <text:p text:style-name="Standard">Pedicure kosmetyczny + lakier <text:s text:c="29"/>90 zł.</text:p>
      <text:p text:style-name="Standard">Pedicure kosmetyczny + hybryda <text:s text:c="24"/>110 zł.</text:p>
      <text:p text:style-name="Standard">French/zdobienia <text:s text:c="48"/>+ <text:s/>15zł.</text:p>
      <text:p text:style-name="Standard"/>
      <text:p text:style-name="P2">Stylizacja rzęs </text:p>
      <text:p text:style-name="P2"/>
      <text:p text:style-name="P2">metoda 1:1<text:tab/><text:tab/><text:tab/><text:tab/><text:tab/><text:tab/><text:span text:style-name="T1">120zł.<text:tab/></text:span><text:tab/><text:tab/><text:span text:style-name="T1">Uzupełnienie <text:s/>100 zł.</text:span></text:p>
      <text:p text:style-name="P3">metoda 2D /<text:span text:style-name="T2">3D</text:span><text:tab/><text:tab/><text:tab/><text:tab/><text:tab/> <text:span text:style-name="T2">160 zł.</text:span><text:tab/><text:tab/>Uzupełnieni<text:span text:style-name="T2">e <text:s/>130 zł.</text:span></text:p>
      <text:p text:style-name="P3"/>
      <text:p text:style-name="P3">zdjęcie rzęs<text:tab/><text:tab/><text:tab/><text:tab/><text:tab/><text:tab/>30 zł.</text:p>
      <text:p text:style-name="P2"/>
      <text:p text:style-name="P4">Architektura i geometria brwi <text:tab/><text:tab/><text:tab/>100zł.</text:p>
      <text:p text:style-name="P4">Farbka na brwi <text:span text:style-name="T3">(z regulacją)</text:span><text:tab/><text:tab/><text:tab/><text:tab/>70 zł.</text:p>
      <text:p text:style-name="P4">Farbka na rzęsy<text:tab/><text:tab/><text:tab/><text:tab/><text:tab/>50 z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0-01-11T21:52:24.329000000</dc:date>
    <meta:editing-duration>PT4M39S</meta:editing-duration>
    <meta:editing-cycles>2</meta:editing-cycles>
    <meta:document-statistic meta:table-count="0" meta:image-count="0" meta:object-count="0" meta:page-count="1" meta:paragraph-count="22" meta:word-count="104" meta:character-count="1128" meta:non-whitespace-character-count="538"/>
  </office:meta>
</office:document-meta>
</file>